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5" office:value-type="string" calcext:value-type="string">
            <text:p>165.32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 style:data-style-name="N2" text:time-value="10:08:38.0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2T10:25:42.622000000</dc:date>
    <meta:editing-duration>P3DT7H29M37S</meta:editing-duration>
    <meta:editing-cycles>1337</meta:editing-cycles>
    <meta:document-statistic meta:table-count="2" meta:cell-count="6170" meta:object-count="0"/>
  </office:meta>
</office:document-meta>
</file>